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fo:font-size="10pt" fo:language="ru" fo:country="RU" officeooo:rsid="00138bbc" officeooo:paragraph-rsid="00138bbc" style:font-size-asian="10pt" style:font-size-complex="10pt"/>
    </style:style>
    <style:style style:name="P79" style:family="paragraph" style:parent-style-name="Standard">
      <style:text-properties fo:font-size="10pt" fo:language="ru" fo:country="RU" officeooo:rsid="0014ff7b" officeooo:paragraph-rsid="0014ff7b" style:font-size-asian="10pt" style:font-size-complex="10pt"/>
    </style:style>
    <style:style style:name="P80" style:family="paragraph" style:parent-style-name="Standard">
      <style:text-properties fo:font-size="10pt" fo:language="ru" fo:country="RU" officeooo:rsid="0011e585" officeooo:paragraph-rsid="0011e585" style:font-size-asian="10pt" style:font-size-complex="10pt"/>
    </style:style>
    <style:style style:name="P81" style:family="paragraph" style:parent-style-name="Standard">
      <style:text-properties fo:font-size="10pt" fo:language="ru" fo:country="RU" officeooo:rsid="0017829c" officeooo:paragraph-rsid="0017829c" style:font-size-asian="10pt" style:font-size-complex="10pt"/>
    </style:style>
    <style:style style:name="P82" style:family="paragraph" style:parent-style-name="Standard">
      <style:text-properties fo:font-size="10pt" fo:language="ru" fo:country="RU" officeooo:rsid="001e9107" officeooo:paragraph-rsid="001e9107" style:font-size-asian="10pt" style:font-size-complex="10pt"/>
    </style:style>
    <style:style style:name="P83" style:family="paragraph" style:parent-style-name="Standard">
      <style:text-properties fo:font-size="10pt" fo:language="ru" fo:country="RU" officeooo:rsid="0028ea50" officeooo:paragraph-rsid="0028ea50" style:font-size-asian="10pt" style:font-size-complex="10pt"/>
    </style:style>
    <style:style style:name="P84"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85"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86"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87"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88"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89"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90"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91"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92" style:family="paragraph" style:parent-style-name="Preformatted_20_Text">
      <style:text-properties style:font-name="Noto Mono" fo:font-size="10pt" fo:language="ru" fo:country="RU" officeooo:rsid="007a92d6" officeooo:paragraph-rsid="007a92d6" style:font-size-asian="10pt" style:font-size-complex="10pt"/>
    </style:style>
    <style:style style:name="P93"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94"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officeooo:rsid="0017829c"/>
    </style:style>
    <style:style style:name="T19" style:family="text">
      <style:text-properties fo:font-style="italic" style:font-style-asian="italic" style:font-style-complex="italic"/>
    </style:style>
    <style:style style:name="T20" style:family="text">
      <style:text-properties fo:font-style="italic" officeooo:rsid="0017829c" style:font-style-asian="italic" style:font-style-complex="italic"/>
    </style:style>
    <style:style style:name="T21" style:family="text">
      <style:text-properties fo:font-style="italic" fo:font-weight="bold" officeooo:rsid="0017829c" style:font-style-asian="italic" style:font-weight-asian="bold" style:font-style-complex="italic"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officeooo:rsid="002da807"/>
    </style:style>
    <style:style style:name="T25" style:family="text">
      <style:text-properties officeooo:rsid="0031fcb5"/>
    </style:style>
    <style:style style:name="T26" style:family="text">
      <style:text-properties officeooo:rsid="0035a326"/>
    </style:style>
    <style:style style:name="T27" style:family="text">
      <style:text-properties officeooo:rsid="0037c715"/>
    </style:style>
    <style:style style:name="T28" style:family="text">
      <style:text-properties officeooo:rsid="003a495d"/>
    </style:style>
    <style:style style:name="T29" style:family="text">
      <style:text-properties officeooo:rsid="003b10a1"/>
    </style:style>
    <style:style style:name="T30" style:family="text">
      <style:text-properties officeooo:rsid="003e5ca8"/>
    </style:style>
    <style:style style:name="T31" style:family="text">
      <style:text-properties officeooo:rsid="003fafbc"/>
    </style:style>
    <style:style style:name="T32" style:family="text">
      <style:text-properties officeooo:rsid="004554cf"/>
    </style:style>
    <style:style style:name="T33" style:family="text">
      <style:text-properties officeooo:rsid="00516664"/>
    </style:style>
    <style:style style:name="T34" style:family="text">
      <style:text-properties officeooo:rsid="0051e3c9"/>
    </style:style>
    <style:style style:name="T35" style:family="text">
      <style:text-properties officeooo:rsid="00538891"/>
    </style:style>
    <style:style style:name="T36" style:family="text">
      <style:text-properties officeooo:rsid="00563dff"/>
    </style:style>
    <style:style style:name="T37" style:family="text">
      <style:text-properties officeooo:rsid="00577921"/>
    </style:style>
    <style:style style:name="T38" style:family="text">
      <style:text-properties officeooo:rsid="00580bd0"/>
    </style:style>
    <style:style style:name="T39" style:family="text">
      <style:text-properties officeooo:rsid="00585484"/>
    </style:style>
    <style:style style:name="T40" style:family="text">
      <style:text-properties officeooo:rsid="005fa473"/>
    </style:style>
    <style:style style:name="T41" style:family="text">
      <style:text-properties officeooo:rsid="0067ef87"/>
    </style:style>
    <style:style style:name="T42" style:family="text">
      <style:text-properties officeooo:rsid="00706ce6"/>
    </style:style>
    <style:style style:name="T43" style:family="text">
      <style:text-properties officeooo:rsid="008936b4"/>
    </style:style>
    <style:style style:name="T44" style:family="text">
      <style:text-properties fo:background-color="#ffffff" loext:char-shading-value="0"/>
    </style:style>
    <style:style style:name="T45" style:family="text">
      <style:text-properties officeooo:rsid="00a15c07" fo:background-color="#ffffff" loext:char-shading-value="0"/>
    </style:style>
    <style:style style:name="T46" style:family="text">
      <style:text-properties officeooo:rsid="00b9d63d" fo:background-color="#ffffff" loext:char-shading-value="0"/>
    </style:style>
    <style:style style:name="T47" style:family="text">
      <style:text-properties officeooo:rsid="00bd5166" fo:background-color="#ffffff" loext:char-shading-value="0"/>
    </style:style>
    <style:style style:name="T48" style:family="text">
      <style:text-properties officeooo:rsid="00bf819d" fo:background-color="#ffffff" loext:char-shading-value="0"/>
    </style:style>
    <style:style style:name="T49" style:family="text">
      <style:text-properties officeooo:rsid="00bf9f43" fo:background-color="#ffffff" loext:char-shading-value="0"/>
    </style:style>
    <style:style style:name="T50" style:family="text">
      <style:text-properties officeooo:rsid="00b85276" fo:background-color="#ffffff" loext:char-shading-value="0"/>
    </style:style>
    <style:style style:name="T51" style:family="text">
      <style:text-properties officeooo:rsid="00c9eb65" fo:background-color="#ffffff" loext:char-shading-value="0"/>
    </style:style>
    <style:style style:name="T52" style:family="text">
      <style:text-properties officeooo:rsid="00ce699f" fo:background-color="#ffffff" loext:char-shading-value="0"/>
    </style:style>
    <style:style style:name="T53" style:family="text">
      <style:text-properties officeooo:rsid="00d1b8bd" fo:background-color="#ffffff" loext:char-shading-value="0"/>
    </style:style>
    <style:style style:name="T54" style:family="text">
      <style:text-properties fo:color="#c0c0c0"/>
    </style:style>
    <style:style style:name="T55" style:family="text">
      <style:text-properties fo:color="#008000"/>
    </style:style>
    <style:style style:name="T56" style:family="text">
      <style:text-properties officeooo:rsid="00947fcd"/>
    </style:style>
    <style:style style:name="T57" style:family="text">
      <style:text-properties officeooo:rsid="009b354e"/>
    </style:style>
    <style:style style:name="T58" style:family="text">
      <style:text-properties officeooo:rsid="009f075c"/>
    </style:style>
    <style:style style:name="T59" style:family="text">
      <style:text-properties officeooo:rsid="00a3cb26"/>
    </style:style>
    <style:style style:name="T60" style:family="text">
      <style:text-properties officeooo:rsid="00accefc"/>
    </style:style>
    <style:style style:name="T61" style:family="text">
      <style:text-properties officeooo:rsid="00b16bd6"/>
    </style:style>
    <style:style style:name="T62" style:family="text">
      <style:text-properties officeooo:rsid="00b32ee0"/>
    </style:style>
    <style:style style:name="T63" style:family="text">
      <style:text-properties officeooo:rsid="00b410ca"/>
    </style:style>
    <style:style style:name="T64"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Литература: </text:p>
      <text:p text:style-name="P1"><text:span text:style-name="T23">SICP </text:span><text:span text:style-name="T22">(</text:span><text:a xlink:type="simple" xlink:href="https://mitpress.mit.edu/sicp/" text:style-name="Internet_20_link" text:visited-style-name="Visited_20_Internet_20_Link"><text:span text:style-name="T22">https://mitpress.mit.edu/sicp/</text:span></text:a><text:span text:style-name="T22">)</text:span></text:p>
      <text:p text:style-name="P78"><text:span text:style-name="T11">Understanding Computation: From Simple Machines to Impossible Programs</text:span> by Tom Stuart</text:p>
      <text:p text:style-name="P79"><text:span text:style-name="T11">Writing an INTERPRETER in go</text:span> by Thorsten Ball (https://interpreterbook.com/)</text:p>
      <text:p text:style-name="P80"/>
      <text:p text:style-name="P81"><text:span text:style-name="T19">SICP</text:span>: хороший академический труд, изобилует теорией и многие не дочитывают его до конца. Язык примеров - <text:span text:style-name="T11">scheme</text:span></text:p>
      <text:p text:style-name="P84"><text:span text:style-name="T19"/></text:p>
      <text:p text:style-name="P84"><text:span text:style-name="T19">Understanding Computation</text:span>: <text:span text:style-name="T18">Очень простай и хорошо написанная книга. Но, по моему мнению, автор начал тему не с той стороны. Языке примеров — </text:span><text:span text:style-name="T12">Ruby</text:span></text:p>
      <text:p text:style-name="P85"><text:span text:style-name="T20"/></text:p>
      <text:p text:style-name="P85"><text:span text:style-name="T20">Writing an INTERPRETER in </text:span><text:span text:style-name="T21">go</text:span><text:span text:style-name="T18">: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8">,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86"/>
      <text:p text:style-name="P82"/>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83"><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4">установить значение </text:span></text:p>
      <text:p text:style-name="P7"><text:s text:c="8"/>return tmp<text:tab/><text:tab/> <text:span text:style-name="T24">#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5">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7">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6">видно </text:span>было <text:span text:style-name="T26">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28">'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29">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87"><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3">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2">(</text:span>None,<text:span text:style-name="T32"> 0)</text:span> <text:span text:style-name="T31">#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0">длина найденного ключа. (token, size)</text:span></text:p>
      <text:p text:style-name="P30"><text:s/></text:p>
      <text:p text:style-name="P20">Конструкция <text:span text:style-name="T30">(result['value'], size) if result else (None, 0) </text:span>это очень удобный способ записать условие: </text:p>
      <text:p text:style-name="P19"/>
      <text:p text:style-name="P19">if result:</text:p>
      <text:p text:style-name="P19"><text:tab/>return <text:span text:style-name="T30">(result['value'], size)</text:span></text:p>
      <text:p text:style-name="P19">else:</text:p>
      <text:p text:style-name="P21"><text:tab/>return <text:span text:style-name="T32">(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4">(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5">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6">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38">[0]</text:span>)<text:tab/></text:p>
      <text:p text:style-name="P26"><text:s text:c="8"/>string = string[next[1]:] <text:span text:style-name="T41"># удалим из строки ключ</text:span></text:p>
      <text:p text:style-name="P26"/>
      <text:p text:style-name="P27">Тут создаётся строка, которая содержит последовательность значений <text:s/>if, else, let, return, <text:span text:style-name="T39">===, =, ==</text:span>. <text:span text:style-name="T37">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39">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2">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57">Пусть они будет </text:span>простыми строками. В файле <text:span text:style-name="T11">tokens.py</text:span> добавим значения. </text:p>
      <text:p text:style-name="P35"/>
      <text:p text:style-name="P92"><text:span text:style-name="T44">LET</text:span><text:span text:style-name="T54"> <text:s text:c="8"/></text:span>=<text:span text:style-name="T54"> </text:span><text:span text:style-name="T55">'LET'</text:span></text:p>
      <text:p text:style-name="P94"><text:span text:style-name="T44">RETURN</text:span><text:span text:style-name="T54"> <text:s text:c="5"/></text:span>=<text:span text:style-name="T54"> </text:span><text:span text:style-name="T55">'RETURN'</text:span></text:p>
      <text:p text:style-name="P94"><text:span text:style-name="T44">FN</text:span><text:span text:style-name="T54"> <text:s text:c="9"/></text:span>=<text:span text:style-name="T54"> </text:span><text:span text:style-name="T55">'FN'</text:span></text:p>
      <text:p text:style-name="P94"><text:span text:style-name="T44">IF</text:span><text:span text:style-name="T54"> <text:s text:c="9"/></text:span>=<text:span text:style-name="T54"> </text:span><text:span text:style-name="T55">'IF'</text:span></text:p>
      <text:p text:style-name="P94"><text:span text:style-name="T44">ELSE</text:span><text:span text:style-name="T54"> <text:s text:c="7"/></text:span>=<text:span text:style-name="T54"> </text:span><text:span text:style-name="T55">'ELSE'</text:span></text:p>
      <text:p text:style-name="P94"><text:span text:style-name="T44">FALSE</text:span><text:span text:style-name="T54"> <text:s text:c="6"/></text:span>=<text:span text:style-name="T54"> </text:span><text:span text:style-name="T55">'FALSE'</text:span></text:p>
      <text:p text:style-name="P94"><text:span text:style-name="T44">TRUE</text:span><text:span text:style-name="T54"> <text:s text:c="7"/></text:span>=<text:span text:style-name="T54"> </text:span><text:span text:style-name="T55">'TRUE'</text:span></text:p>
      <text:p text:style-name="P93"><text:span text:style-name="T44">END</text:span><text:span text:style-name="T54"> <text:s text:c="8"/></text:span>=<text:span text:style-name="T54"> </text:span><text:span text:style-name="T55">'END'</text:span></text:p>
      <text:p text:style-name="P94"><text:span text:style-name="T44">ASSIGN</text:span><text:span text:style-name="T54"> <text:s text:c="5"/></text:span>=<text:span text:style-name="T54"> </text:span><text:span text:style-name="T55">'ASSIGN'</text:span></text:p>
      <text:p text:style-name="P94"><text:span text:style-name="T44">EQ</text:span><text:span text:style-name="T54"> <text:s text:c="9"/></text:span>=<text:span text:style-name="T54"> </text:span><text:span text:style-name="T55">'EQ'</text:span></text:p>
      <text:p text:style-name="P94"><text:span text:style-name="T44">NOT_EQ</text:span><text:span text:style-name="T54"> <text:s text:c="5"/></text:span>=<text:span text:style-name="T54"> </text:span><text:span text:style-name="T55">'NOT_EQ'</text:span></text:p>
      <text:p text:style-name="P94"><text:span text:style-name="T44">LESS</text:span><text:span text:style-name="T54"> <text:s text:c="7"/></text:span>=<text:span text:style-name="T54"> </text:span><text:span text:style-name="T55">'LESS'</text:span></text:p>
      <text:p text:style-name="P94"><text:span text:style-name="T44">GREATER</text:span><text:span text:style-name="T54"> <text:s text:c="4"/></text:span>=<text:span text:style-name="T54"> </text:span><text:span text:style-name="T55">'GREATER'</text:span></text:p>
      <text:p text:style-name="P94"><text:span text:style-name="T44">LESS_EQ</text:span><text:span text:style-name="T54"> <text:s text:c="4"/></text:span>=<text:span text:style-name="T54"> </text:span><text:span text:style-name="T55">'LESS_EQ'</text:span></text:p>
      <text:p text:style-name="P94"><text:span text:style-name="T44">GREATER_EQ</text:span><text:span text:style-name="T54"> <text:s/></text:span>=<text:span text:style-name="T54"> </text:span><text:span text:style-name="T55">'GREATER_EQ'</text:span></text:p>
      <text:p text:style-name="P94"><text:span text:style-name="T44">PLUS</text:span><text:span text:style-name="T54"> <text:s text:c="7"/></text:span>=<text:span text:style-name="T54"> </text:span><text:span text:style-name="T55">'PLUS'</text:span></text:p>
      <text:p text:style-name="P94"><text:span text:style-name="T44">MINUS</text:span><text:span text:style-name="T54"> <text:s text:c="6"/></text:span>=<text:span text:style-name="T54"> </text:span><text:span text:style-name="T55">'MINUS'</text:span></text:p>
      <text:p text:style-name="P94"><text:span text:style-name="T44">ASTERISK</text:span><text:span text:style-name="T54"> <text:s text:c="3"/></text:span>=<text:span text:style-name="T54"> </text:span><text:span text:style-name="T55">'ASTERISK'</text:span></text:p>
      <text:p text:style-name="P94"><text:span text:style-name="T44">SLASH</text:span><text:span text:style-name="T54"> <text:s text:c="6"/></text:span>=<text:span text:style-name="T54"> </text:span><text:span text:style-name="T55">'SLASH'</text:span></text:p>
      <text:p text:style-name="P94"><text:span text:style-name="T44">BANG</text:span><text:span text:style-name="T54"> <text:s text:c="7"/></text:span>=<text:span text:style-name="T54"> </text:span><text:span text:style-name="T55">'BANG'</text:span></text:p>
      <text:p text:style-name="P94"><text:span text:style-name="T44">COMMA</text:span><text:span text:style-name="T54"> <text:s text:c="6"/></text:span>=<text:span text:style-name="T54"> </text:span><text:span text:style-name="T55">'COMMA'</text:span></text:p>
      <text:p text:style-name="P94"><text:span text:style-name="T44">COLON</text:span><text:span text:style-name="T54"> <text:s text:c="6"/></text:span>=<text:span text:style-name="T54"> </text:span><text:span text:style-name="T55">'COLON'</text:span></text:p>
      <text:p text:style-name="P94"><text:span text:style-name="T44">SEMICOLON</text:span><text:span text:style-name="T54"> <text:s text:c="2"/></text:span>=<text:span text:style-name="T54"> </text:span><text:span text:style-name="T55">'SEMICOLON'</text:span></text:p>
      <text:p text:style-name="P94"><text:span text:style-name="T44">LPAREN</text:span><text:span text:style-name="T54"> <text:s text:c="5"/></text:span>=<text:span text:style-name="T54"> </text:span><text:span text:style-name="T55">'LPAREN'</text:span></text:p>
      <text:p text:style-name="P94"><text:span text:style-name="T44">RPAREN</text:span><text:span text:style-name="T54"> <text:s text:c="5"/></text:span>=<text:span text:style-name="T54"> </text:span><text:span text:style-name="T55">'RPAREN'</text:span></text:p>
      <text:p text:style-name="P94"><text:span text:style-name="T44">LBRACE</text:span><text:span text:style-name="T54"> <text:s text:c="5"/></text:span>=<text:span text:style-name="T54"> </text:span><text:span text:style-name="T55">'LBRACE'</text:span></text:p>
      <text:p text:style-name="P94"><text:span text:style-name="T44">RBRACE</text:span><text:span text:style-name="T54"> <text:s text:c="5"/></text:span>=<text:span text:style-name="T54"> </text:span><text:span text:style-name="T55">'RBRACE'</text:span></text:p>
      <text:p text:style-name="P94"><text:span text:style-name="T44">LBRACKET</text:span><text:span text:style-name="T54"> <text:s text:c="3"/></text:span>=<text:span text:style-name="T54"> </text:span><text:span text:style-name="T55">'LBRACKET'</text:span></text:p>
      <text:p text:style-name="P93"><text:span text:style-name="T44">RBRACKET</text:span><text:span text:style-name="T54"> <text:s text:c="3"/></text:span>=<text:span text:style-name="T54"> </text:span><text:span text:style-name="T55">'RBRACKET'</text:span></text:p>
      <text:p text:style-name="P94"><text:span text:style-name="T44">STRING</text:span><text:span text:style-name="T54"> <text:s text:c="5"/></text:span>=<text:span text:style-name="T54"> </text:span><text:span text:style-name="T55">'STRING'</text:span></text:p>
      <text:p text:style-name="P94"><text:span text:style-name="T44">NUMBER</text:span><text:span text:style-name="T54"> <text:s text:c="5"/></text:span>=<text:span text:style-name="T54"> </text:span><text:span text:style-name="T55">'NUMBER'</text:span></text:p>
      <text:p text:style-name="P94"><text:soft-page-break/><text:span text:style-name="T44">IDENT</text:span><text:span text:style-name="T54"> <text:s text:c="6"/></text:span>=<text:span text:style-name="T54"> </text:span><text:span text:style-name="T55">'IDENT'</text:span></text:p>
      <text:p text:style-name="P94"><text:span text:style-name="T44">EOF</text:span><text:span text:style-name="T54"> <text:s text:c="8"/></text:span>=<text:span text:style-name="T54"> </text:span><text:span text:style-name="T55">'EOF'</text:span></text:p>
      <text:p text:style-name="P35"/>
      <text:p text:style-name="P36"/>
      <text:p text:style-name="P38">Да, совсем простое описание "<text:span text:style-name="T43">в лоб</text:span>". <text:span text:style-name="T43">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56">Lexer </text:span>будет содержать поле <text:span text:style-name="T56">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58">Но пока это не важно.</text:span></text:p>
      <text:p text:style-name="P43"/>
      <text:p text:style-name="P88">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4">NUMBER и строкой, содержащей это число</text:span></text:p>
      <text:p text:style-name="P44"><text:span text:style-name="T44">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4">Если строка начинается с символа двойной кавычки — читаем строку до следующй двойной кавычки и добавляем токен STRING</text:span></text:p>
      <text:p text:style-name="P45"><text:span text:style-name="T44"/></text:p>
      <text:p text:style-name="P46"><text:span text:style-name="T44">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5">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5"/></text:p>
      <text:p text:style-name="P47"><text:span text:style-name="T44"><text:s text:c="4"/>def skip_whitespaces(self, input):</text:span></text:p>
      <text:p text:style-name="P47"><text:span text:style-name="T44"><text:s text:c="8"/>size = 0</text:span></text:p>
      <text:p text:style-name="P47"><text:span text:style-name="T44"><text:s text:c="8"/>while len(input) &gt; size and input[size].isspace( ):</text:span></text:p>
      <text:p text:style-name="P47"><text:span text:style-name="T44"><text:s text:c="12"/>size = size + 1</text:span></text:p>
      <text:p text:style-name="P47"><text:span text:style-name="T44"><text:s text:c="8"/>return input[size:]</text:span></text:p>
      <text:p text:style-name="P45"><text:span text:style-name="T44"/></text:p>
      <text:p text:style-name="P47"><text:span text:style-name="T44">Теперь первый вариант метода get может выглядеть вот как-то так</text:span></text:p>
      <text:p text:style-name="P47"><text:span text:style-name="T44"/></text:p>
      <text:p text:style-name="P47"><text:span text:style-name="T44"><text:s text:c="4"/>def get( self, input ):</text:span></text:p>
      <text:p text:style-name="P47"><text:span text:style-name="T44"><text:s text:c="8"/>result = []<text:tab/><text:tab/># список результат </text:span></text:p>
      <text:p text:style-name="P47"><text:span text:style-name="T44"><text:s text:c="8"/>input = self.skip_whitespaces(input) # </text:span></text:p>
      <text:p text:style-name="P47"><text:span text:style-name="T44"><text:s text:c="8"/>while len(input):</text:span></text:p>
      <text:p text:style-name="P47"><text:span text:style-name="T44"><text:s text:c="12"/>next = self.tknz.get(input)</text:span></text:p>
      <text:p text:style-name="P47"><text:span text:style-name="T44"><text:s text:c="12"/>if next[0]:</text:span></text:p>
      <text:p text:style-name="P47"><text:span text:style-name="T44"><text:s text:c="16"/>result.append( Token( next[0][0], <text:s/>input[0:next[1]] ) )</text:span></text:p>
      <text:p text:style-name="P47"><text:span text:style-name="T44"><text:s text:c="16"/>input = input[next[1]</text:span><text:span text:style-name="T48">:</text:span><text:span text:style-name="T44">]</text:span></text:p>
      <text:p text:style-name="P50"><text:span text:style-name="T44"><text:s text:c="12"/>else:</text:span></text:p>
      <text:p text:style-name="P50"><text:span text:style-name="T44"><text:s text:c="16"/>raise LexerError("Unexpecteded symbol '{0}'".format(input[0]) )</text:span></text:p>
      <text:p text:style-name="P50"><text:span text:style-name="T44"/></text:p>
      <text:p text:style-name="P50"><text:span text:style-name="T44"><text:s text:c="12"/>input = self.skip_whitespaces(input)</text:span></text:p>
      <text:p text:style-name="P50"><text:span text:style-name="T44"/></text:p>
      <text:p text:style-name="P50"><text:span text:style-name="T44"><text:s text:c="8"/>return result</text:span></text:p>
      <text:p text:style-name="P50"><text:span text:style-name="T44"/></text:p>
      <text:p text:style-name="P66"><text:span text:style-name="T44">Запись </text:span><text:span text:style-name="T45">input[next[1]:] </text:span><text:span text:style-name="T44">откусывает отстроки первые </text:span><text:span text:style-name="T45">next[1] </text:span><text:span text:style-name="T44">символов и возвращает новую строку. В </text:span><text:span text:style-name="T45">next[1] </text:span><text:span text:style-name="T44">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4">Запись </text:span><text:span text:style-name="T45">input[0:next[1]] </text:span><text:span text:style-name="T44">наоборот возвращает строку содержащую символы от 0 до </text:span><text:span text:style-name="T45">next[1], </text:span><text:span text:style-name="T44">то есть литерал найденного токена.</text:span></text:p>
      <text:p text:style-name="P50"><text:span text:style-name="T44"/></text:p>
      <text:p text:style-name="P65"><text:span text:style-name="T44">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4"/></text:p>
      <text:p text:style-name="P50"><text:span text:style-name="T44">Да, кстати все ошибки будут исключениями, </text:span><text:span text:style-name="T47">потому</text:span><text:span text:style-name="T44">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4"/></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59">используется</text:span> некий класс <text:span text:style-name="T45">Token. </text:span><text:span text:style-name="T44">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4"/></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60">(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61">isnumeric( ) </text:span>просто проверяет, является ли символ цифрой. То есть <text:span text:style-name="T63">можно</text:span> было бы переписать этот код примерно так: </text:p>
      <text:p text:style-name="P57"/>
      <text:p text:style-name="P56"><text:s text:c="4"/>def isnumeric( self, input ):</text:p>
      <text:p text:style-name="P56"><text:s text:c="8"/>return <text:span text:style-name="T62">'0' &lt;= </text:span>input[0]<text:span text:style-name="T62"> and </text:span>input[0] <text:span text:style-name="T62">&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64">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4"><text:s text:c="4"/>def get( self, input ):</text:span></text:p>
      <text:p text:style-name="P48"><text:span text:style-name="T44"><text:s text:c="8"/>result = []<text:tab/><text:tab/># список результат </text:span></text:p>
      <text:p text:style-name="P48"><text:span text:style-name="T44"><text:s text:c="8"/>input = self.skip_whitespaces(input) # </text:span></text:p>
      <text:p text:style-name="P48"><text:span text:style-name="T44"><text:s text:c="8"/>while len(input):</text:span></text:p>
      <text:p text:style-name="P48"><text:span text:style-name="T44"/></text:p>
      <text:p text:style-name="P48"><text:span text:style-name="T44"><text:s text:c="12"/>next = self.tknz.get(input)</text:span></text:p>
      <text:p text:style-name="P48"><text:span text:style-name="T44"><text:s text:c="12"/>if next[0]:</text:span></text:p>
      <text:p text:style-name="P48"><text:span text:style-name="T44"><text:s text:c="16"/>result.append( Token( next[0][0], <text:s/>input[0:next[1]] ) )</text:span></text:p>
      <text:p text:style-name="P48"><text:span text:style-name="T44"><text:s text:c="16"/>input = input[next[1]</text:span><text:span text:style-name="T49">:</text:span><text:span text:style-name="T44">]</text:span></text:p>
      <text:p text:style-name="P48"><text:span text:style-name="T44"/></text:p>
      <text:p text:style-name="P63"><text:span text:style-name="T44"><text:s text:c="12"/>elif self.isnumeric(input[0]): </text:span><text:span text:style-name="T46"># не нашли токен, но встретили число</text:span></text:p>
      <text:p text:style-name="P63"><text:span text:style-name="T44"><text:s text:c="16"/>val = self.read_number(input)</text:span></text:p>
      <text:p text:style-name="P63"><text:span text:style-name="T44"><text:s text:c="16"/>result.append( Token(tokens.NUMBER, <text:s/>input[0:val]) )</text:span></text:p>
      <text:p text:style-name="P63"><text:span text:style-name="T44"><text:s text:c="16"/>input = input[val:]</text:span></text:p>
      <text:p text:style-name="P63"><text:span text:style-name="T44"/></text:p>
      <text:p text:style-name="P51"><text:span text:style-name="T44"><text:s text:c="12"/>else:</text:span></text:p>
      <text:p text:style-name="P51"><text:span text:style-name="T44"><text:s text:c="16"/>raise LexerError("Unexpecteded symbol '{0}'".format(input[0]) )</text:span></text:p>
      <text:p text:style-name="P51"><text:span text:style-name="T44"/></text:p>
      <text:p text:style-name="P51"><text:span text:style-name="T44"><text:s text:c="12"/>input = self.skip_whitespaces(input)</text:span></text:p>
      <text:p text:style-name="P51"><text:span text:style-name="T44"/></text:p>
      <text:p text:style-name="P51"><text:span text:style-name="T44"><text:s text:c="8"/>return result</text:span></text:p>
      <text:p text:style-name="P51"><text:span text:style-name="T44"/></text:p>
      <text:p text:style-name="P67"><text:span text:style-name="T44">Идентификаторы. </text:span></text:p>
      <text:p text:style-name="P67"><text:span text:style-name="T44"/></text:p>
      <text:p text:style-name="P67"><text:span text:style-name="T44">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4">Очередная вспомогательная функция, которая проверит является ли символ валидным для идентификатора.</text:span></text:p>
      <text:p text:style-name="P67"><text:span text:style-name="T44"/></text:p>
      <text:p text:style-name="P67"><text:span text:style-name="T44"><text:s text:c="4"/>def isident( self, input ):</text:span></text:p>
      <text:p text:style-name="P67"><text:span text:style-name="T44"><text:s text:c="8"/>return input[0].isnumeric( ) or input[0].isalpha( ) or input[0] == '_'</text:span></text:p>
      <text:p text:style-name="P67"><text:span text:style-name="T44"/></text:p>
      <text:p text:style-name="P68"><text:span text:style-name="T44">метод isalpha проверят является ли символ буквой алфавита. </text:span></text:p>
      <text:p text:style-name="P68"><text:span text:style-name="T44"/></text:p>
      <text:p text:style-name="P68"><text:span text:style-name="T44">Как и с числом, опишем функцию, которой прочитает идентификатор.</text:span></text:p>
      <text:p text:style-name="P68"><text:span text:style-name="T44"/></text:p>
      <text:p text:style-name="P68"><text:span text:style-name="T44"><text:s text:c="4"/>def read_ident(self, <text:s/>input):</text:span></text:p>
      <text:p text:style-name="P68"><text:span text:style-name="T44"><text:s text:c="8"/>size = 0</text:span></text:p>
      <text:p text:style-name="P69"><text:span text:style-name="T44"><text:s text:c="8"/>while </text:span><text:span text:style-name="T52">size &lt; len(input) and </text:span><text:span text:style-name="T44">self.isident(input[size]):</text:span></text:p>
      <text:p text:style-name="P68"><text:span text:style-name="T44"><text:s text:c="12"/>size += 1</text:span></text:p>
      <text:p text:style-name="P68"><text:span text:style-name="T44"><text:s text:c="8"/>return size</text:span></text:p>
      <text:p text:style-name="P68"><text:span text:style-name="T44"/></text:p>
      <text:p text:style-name="P68"><text:span text:style-name="T44">Практически точная копия метода </text:span><text:span text:style-name="T50">read_number. </text:span><text:span text:style-name="T44">А я говорил, что будет много копипасты. </text:span></text:p>
      <text:p text:style-name="P68"><text:span text:style-name="T44"/></text:p>
      <text:p text:style-name="P70"><text:span text:style-name="T44">Ну и добавим ветку условия:</text:span></text:p>
      <text:p text:style-name="P70"><text:span text:style-name="T44"/></text:p>
      <text:p text:style-name="P70"><text:span text:style-name="T44"/></text:p>
      <text:p text:style-name="P70"><text:span text:style-name="T44"/></text:p>
      <text:p text:style-name="P89"><text:span text:style-name="T44"><text:s text:c="4"/>def get( self, input ):</text:span></text:p>
      <text:p text:style-name="P49"><text:span text:style-name="T44"><text:s text:c="8"/>result = []<text:tab/><text:tab/># список результат </text:span></text:p>
      <text:p text:style-name="P49"><text:span text:style-name="T44"><text:s text:c="8"/>input = self.skip_whitespaces(input) # </text:span></text:p>
      <text:p text:style-name="P49"><text:span text:style-name="T44"><text:s text:c="8"/>while len(input):</text:span></text:p>
      <text:p text:style-name="P49"><text:span text:style-name="T44"/></text:p>
      <text:p text:style-name="P49"><text:span text:style-name="T44"><text:s text:c="12"/>next = self.tknz.get(input)</text:span></text:p>
      <text:p text:style-name="P49"><text:span text:style-name="T44"><text:s text:c="12"/>if next[0]:</text:span></text:p>
      <text:p text:style-name="P49"><text:span text:style-name="T44"><text:s text:c="16"/>result.append( Token( next[0][0], <text:s/>input[0:next[1]] ) )</text:span></text:p>
      <text:p text:style-name="P49"><text:span text:style-name="T44"><text:s text:c="16"/>input = input[next[1]</text:span><text:span text:style-name="T49">:</text:span><text:span text:style-name="T44">]</text:span></text:p>
      <text:p text:style-name="P49"><text:span text:style-name="T44"/></text:p>
      <text:p text:style-name="P64"><text:span text:style-name="T44"><text:s text:c="12"/>elif self.isnumeric(input[0]): </text:span><text:span text:style-name="T46"># не нашли токен, но встретили число</text:span></text:p>
      <text:p text:style-name="P64"><text:span text:style-name="T44"><text:s text:c="16"/>val = self.read_number(input)</text:span></text:p>
      <text:p text:style-name="P64"><text:span text:style-name="T44"><text:s text:c="16"/>result.append( Token(tokens.NUMBER, <text:s/>input[0:val]) )</text:span></text:p>
      <text:p text:style-name="P64"><text:span text:style-name="T44"><text:s text:c="16"/>input = input[val:]</text:span></text:p>
      <text:p text:style-name="P64"><text:span text:style-name="T44"/></text:p>
      <text:p text:style-name="P70"><text:span text:style-name="T44"><text:s text:c="12"/>elif self.isident(input): </text:span><text:span text:style-name="T51"># нашли идентификатор</text:span></text:p>
      <text:p text:style-name="P70"><text:span text:style-name="T44"><text:s text:c="16"/>val = self.read_ident(input)</text:span></text:p>
      <text:p text:style-name="P70"><text:span text:style-name="T44"><text:s text:c="16"/>result.append( Token( tokens.IDENT, <text:s/>input[0:val]) )</text:span></text:p>
      <text:p text:style-name="P70"><text:span text:style-name="T44"><text:s text:c="16"/>input = input[val:]</text:span></text:p>
      <text:p text:style-name="P70"><text:span text:style-name="T44"/></text:p>
      <text:p text:style-name="P52"><text:span text:style-name="T44"><text:s text:c="12"/>else:</text:span></text:p>
      <text:p text:style-name="P52"><text:span text:style-name="T44"><text:s text:c="16"/>raise LexerError("Unexpecteded symbol '{0}'".format(input[0]) )</text:span></text:p>
      <text:p text:style-name="P52"><text:span text:style-name="T44"/></text:p>
      <text:p text:style-name="P52"><text:span text:style-name="T44"><text:s text:c="12"/>input = self.skip_whitespaces(input)</text:span></text:p>
      <text:p text:style-name="P52"><text:span text:style-name="T44"/></text:p>
      <text:p text:style-name="P52"><text:span text:style-name="T44"><text:s text:c="8"/>return result</text:span></text:p>
      <text:p text:style-name="P68"><text:span text:style-name="T44"/></text:p>
      <text:p text:style-name="P71"><text:span text:style-name="T44">Опять же почти ничем не отличается от ветки с условием <text:s/></text:span><text:span text:style-name="T50">isnumeric</text:span></text:p>
      <text:p text:style-name="P71"><text:span text:style-name="T50"/></text:p>
      <text:p text:style-name="P72"><text:span text:style-name="T50">т</text:span><text:span text:style-name="T44">еперь можно добавить в тестовую строку пару чисел и идентификаторов и проверить, что нам отдаст лексер</text:span></text:p>
      <text:p text:style-name="P72"><text:span text:style-name="T44"/></text:p>
      <text:p text:style-name="P73"><text:span text:style-name="T44"><text:s text:c="4"/>lex = lexer.Lexer( )</text:span></text:p>
      <text:p text:style-name="P73"><text:span text:style-name="T44"><text:s text:c="4"/>input = ' let, return ( )&lt;&gt;{} if else end fn; a = 10 return 887766'</text:span></text:p>
      <text:p text:style-name="P73"><text:span text:style-name="T44"><text:s text:c="4"/>res = lex.get(input)</text:span></text:p>
      <text:p text:style-name="P73"><text:span text:style-name="T44"><text:s text:c="4"/>for r in res:</text:span></text:p>
      <text:p text:style-name="P73"><text:span text:style-name="T44"><text:s text:c="8"/>print(r)</text:span></text:p>
      <text:p text:style-name="P73"><text:span text:style-name="T44"><text:s text:c="4"/>exit(1)</text:span></text:p>
      <text:p text:style-name="P73"><text:span text:style-name="T44"/></text:p>
      <text:p text:style-name="P74"><text:span text:style-name="T44">И результат</text:span></text:p>
      <text:p text:style-name="P74"><text:span text:style-name="T44"/></text:p>
      <text:p text:style-name="P74"><text:span text:style-name="T44">LET("let")</text:span></text:p>
      <text:p text:style-name="P74"><text:span text:style-name="T44">COMMA(",")</text:span></text:p>
      <text:p text:style-name="P74"><text:span text:style-name="T44">RETURN("return")</text:span></text:p>
      <text:p text:style-name="P74"><text:span text:style-name="T44">LPAREN("(")</text:span></text:p>
      <text:p text:style-name="P74"><text:span text:style-name="T44">RPAREN(")")</text:span></text:p>
      <text:p text:style-name="P74"><text:span text:style-name="T44">LESS("&lt;")</text:span></text:p>
      <text:p text:style-name="P74"><text:span text:style-name="T44">GREATER("&gt;")</text:span></text:p>
      <text:p text:style-name="P74"><text:span text:style-name="T44">LBRACE("{")</text:span></text:p>
      <text:p text:style-name="P74"><text:span text:style-name="T44">RBRACE("}")</text:span></text:p>
      <text:p text:style-name="P74"><text:span text:style-name="T44">IF("if")</text:span></text:p>
      <text:p text:style-name="P74"><text:span text:style-name="T44">ELSE("else")</text:span></text:p>
      <text:p text:style-name="P74"><text:span text:style-name="T44">IDENT("end")</text:span></text:p>
      <text:p text:style-name="P74"><text:span text:style-name="T44">FN("fn")</text:span></text:p>
      <text:p text:style-name="P74"><text:span text:style-name="T44">SEMICOLON(";")</text:span></text:p>
      <text:p text:style-name="P74"><text:span text:style-name="T44">IDENT("a")</text:span></text:p>
      <text:p text:style-name="P74"><text:span text:style-name="T44">ASSIGN("=")</text:span></text:p>
      <text:p text:style-name="P74"><text:span text:style-name="T44">NUMBER("10")</text:span></text:p>
      <text:p text:style-name="P74"><text:span text:style-name="T44">RETURN("return")</text:span></text:p>
      <text:p text:style-name="P74"><text:span text:style-name="T44">NUMBER("887766")</text:span></text:p>
      <text:p text:style-name="P74"><text:span text:style-name="T44"/></text:p>
      <text:p text:style-name="P90"><text:span text:style-name="T44">ну вот и хорошо.</text:span></text:p>
      <text:p text:style-name="P75"><text:span text:style-name="T44"/></text:p>
      <text:p text:style-name="P75"><text:span text:style-name="T44">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4">Если сейчас скормить лексеру вот такую вот строку: </text:span></text:p>
      <text:p text:style-name="P75"><text:span text:style-name="T44"/></text:p>
      <text:p text:style-name="P75"><text:span text:style-name="T44">'let1 return1'</text:span></text:p>
      <text:p text:style-name="P75"><text:span text:style-name="T44"/></text:p>
      <text:p text:style-name="P75"><text:span text:style-name="T44">результатом его работы станет следующее: </text:span></text:p>
      <text:p text:style-name="P75"><text:span text:style-name="T44"/></text:p>
      <text:p text:style-name="P75"><text:span text:style-name="T44">LET("let")</text:span></text:p>
      <text:p text:style-name="P75"><text:span text:style-name="T44">NUMBER("1")</text:span></text:p>
      <text:p text:style-name="P75"><text:span text:style-name="T44">RETURN("return")</text:span></text:p>
      <text:p text:style-name="P75"><text:span text:style-name="T44">NUMBER("1")</text:span></text:p>
      <text:p text:style-name="P75"><text:span text:style-name="T44"/></text:p>
      <text:p text:style-name="P75"><text:span text:style-name="T44">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4"/></text:p>
      <text:p text:style-name="P75"><text:span text:style-name="T44">Теперь нужно просто немного изменить ветку с условием, в котором мы нашли какое-то значение.</text:span></text:p>
      <text:p text:style-name="P75"><text:span text:style-name="T44"/></text:p>
      <text:p text:style-name="P75"><text:span text:style-name="T44"><text:s text:c="12"/>if next[0]:</text:span></text:p>
      <text:p text:style-name="P75"><text:span text:style-name="T44"><text:s text:c="16"/>tmp <text:s text:c="2"/>= input[next[1]:]</text:span></text:p>
      <text:p text:style-name="P75"><text:span text:style-name="T44"><text:s text:c="16"/>ident = (len(tmp) &gt; 0) and (self.isident(tmp[0]))</text:span></text:p>
      <text:p text:style-name="P75"><text:span text:style-name="T44"><text:s text:c="16"/>if next[0][1] and ident:</text:span></text:p>
      <text:p text:style-name="P75"><text:span text:style-name="T44"><text:s text:c="20"/>val = self.read_ident(input)</text:span></text:p>
      <text:p text:style-name="P75"><text:span text:style-name="T44"><text:s text:c="20"/>result.append( Token( tokens.IDENT, input[0:val]) )</text:span></text:p>
      <text:p text:style-name="P75"><text:span text:style-name="T44"><text:s text:c="20"/>input = input[val:]</text:span></text:p>
      <text:p text:style-name="P75"><text:span text:style-name="T44"><text:s text:c="16"/>else:</text:span></text:p>
      <text:p text:style-name="P75"><text:span text:style-name="T44"><text:s text:c="20"/>result.append( Token( next[0][0], input[0:next[1]] ) )</text:span></text:p>
      <text:p text:style-name="P75"><text:span text:style-name="T44"><text:s text:c="20"/>input = tmp</text:span></text:p>
      <text:p text:style-name="P75"><text:span text:style-name="T44"/></text:p>
      <text:p text:style-name="P75"><text:span text:style-name="T44">Все, надеюсь понятно. </text:span></text:p>
      <text:p text:style-name="P75"><text:span text:style-name="T44">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4">Опять отмечу, что все делается неоптимально. Потому что оптимизация пока не важн</text:span><text:span text:style-name="T53">а</text:span><text:span text:style-name="T44">. Важна наглядность. <text:s/></text:span></text:p>
      <text:p text:style-name="P76"><text:span text:style-name="T44">Итого код метода get:</text:span></text:p>
      <text:p text:style-name="P76"><text:span text:style-name="T44"/></text:p>
      <text:p text:style-name="P76"><text:span text:style-name="T44"/></text:p>
      <text:p text:style-name="P91"><text:span text:style-name="T44"><text:s text:c="4"/>def get( self, input ):</text:span></text:p>
      <text:p text:style-name="P76"><text:span text:style-name="T44"><text:s text:c="8"/>result = [ ]</text:span></text:p>
      <text:p text:style-name="P76"><text:span text:style-name="T44"><text:s text:c="8"/>input = self.skip_whitespaces(input)</text:span></text:p>
      <text:p text:style-name="P76"><text:span text:style-name="T44"><text:s text:c="8"/>while len(input):</text:span></text:p>
      <text:p text:style-name="P76"><text:span text:style-name="T44"><text:s text:c="12"/>next = self.tknz.get(input)</text:span></text:p>
      <text:p text:style-name="P76"><text:span text:style-name="T44"><text:s text:c="12"/>if next[0]:</text:span></text:p>
      <text:p text:style-name="P76"><text:span text:style-name="T44"><text:s text:c="16"/>tmp <text:s text:c="2"/>= input[next[1]:]</text:span></text:p>
      <text:p text:style-name="P76"><text:span text:style-name="T44"><text:s text:c="16"/>ident = (len(tmp) &gt; 0) and (self.isident(tmp[0]))</text:span></text:p>
      <text:p text:style-name="P76"><text:span text:style-name="T44"><text:s text:c="16"/>if next[0][1] and ident:</text:span></text:p>
      <text:p text:style-name="P76"><text:span text:style-name="T44"><text:s text:c="20"/>val = self.read_ident(input)</text:span></text:p>
      <text:p text:style-name="P76"><text:span text:style-name="T44"><text:s text:c="20"/>result.append( Token( tokens.IDENT, <text:s/>input[0:val]) )</text:span></text:p>
      <text:p text:style-name="P76"><text:span text:style-name="T44"><text:s text:c="20"/>input = input[val:]</text:span></text:p>
      <text:p text:style-name="P76"><text:span text:style-name="T44"><text:s text:c="16"/>else:</text:span></text:p>
      <text:p text:style-name="P76"><text:span text:style-name="T44"><text:s text:c="20"/>result.append( Token( next[0][0], <text:s/>input[0:next[1]] ) )</text:span></text:p>
      <text:p text:style-name="P76"><text:span text:style-name="T44"><text:s text:c="20"/>input = tmp</text:span></text:p>
      <text:p text:style-name="P76"><text:span text:style-name="T44"/></text:p>
      <text:p text:style-name="P76"><text:span text:style-name="T44"><text:s text:c="12"/>elif self.isnumeric(input[0]):</text:span></text:p>
      <text:p text:style-name="P76"><text:span text:style-name="T44"><text:s text:c="16"/>val = self.read_number(input)</text:span></text:p>
      <text:p text:style-name="P76"><text:span text:style-name="T44"><text:s text:c="16"/>result.append( Token(tokens.NUMBER, <text:s/>input[0:val]) )</text:span></text:p>
      <text:p text:style-name="P76"><text:span text:style-name="T44"><text:s text:c="16"/>input = input[val:]</text:span></text:p>
      <text:p text:style-name="P76"><text:span text:style-name="T44"/></text:p>
      <text:p text:style-name="P76"><text:span text:style-name="T44"><text:s text:c="12"/>elif self.isident(input):</text:span></text:p>
      <text:p text:style-name="P76"><text:span text:style-name="T44"><text:s text:c="16"/>val = self.read_ident(input)</text:span></text:p>
      <text:p text:style-name="P76"><text:span text:style-name="T44"><text:s text:c="16"/>result.append( Token( tokens.IDENT, <text:s/>input[0:val]) )</text:span></text:p>
      <text:p text:style-name="P76"><text:span text:style-name="T44"><text:s text:c="16"/>input = input[val:]</text:span></text:p>
      <text:p text:style-name="P76"><text:span text:style-name="T44"/></text:p>
      <text:p text:style-name="P76"><text:span text:style-name="T44"><text:s text:c="12"/>else:</text:span></text:p>
      <text:p text:style-name="P76"><text:span text:style-name="T44"><text:s text:c="16"/>raise LexerError("Unexpecteded symbol '{0}'".format(input[0]) )</text:span></text:p>
      <text:p text:style-name="P76"><text:span text:style-name="T44"/></text:p>
      <text:p text:style-name="P76"><text:span text:style-name="T44"><text:s text:c="12"/>input = self.skip_whitespaces(input)</text:span></text:p>
      <text:p text:style-name="P76"><text:span text:style-name="T44"/></text:p>
      <text:p text:style-name="P76"><text:span text:style-name="T44"><text:s text:c="8"/>return result</text:span></text:p>
      <text:p text:style-name="P76"><text:span text:style-name="T44"/></text:p>
      <text:p text:style-name="P77"><text:span text:style-name="T44">Разбор строки. </text:span></text:p>
      <text:p text:style-name="P77"><text:span text:style-name="T44"/></text:p>
      <text:p text:style-name="P77"><text:span text:style-name="T44">Осталось единственная часть, которую еще не может осуществить лексер. Это строка. Строка начинается с символа двойной кавычки, и заканчивается им ж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2T16:05:24.523982878</dc:date>
    <meta:editing-duration>P2DT23H17M12S</meta:editing-duration>
    <meta:editing-cycles>132</meta:editing-cycles>
    <meta:generator>LibreOffice/5.2.2.2$Linux_X86_64 LibreOffice_project/20m0$Build-2</meta:generator>
    <meta:document-statistic meta:table-count="0" meta:image-count="0" meta:object-count="0" meta:page-count="11" meta:paragraph-count="403" meta:word-count="2778" meta:character-count="22076" meta:non-whitespace-character-count="17044"/>
  </office:meta>
</office:document-meta>
</file>